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rial" svg:font-family="arial"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140e" officeooo:paragraph-rsid="0003140e"/>
    </style:style>
    <style:style style:name="P2" style:family="paragraph" style:parent-style-name="Standard">
      <style:text-properties officeooo:rsid="0003140e" officeooo:paragraph-rsid="0008cb66"/>
    </style:style>
    <style:style style:name="P3" style:family="paragraph" style:parent-style-name="Standard">
      <style:paragraph-properties fo:text-align="center" style:justify-single-word="false"/>
      <style:text-properties fo:font-size="18pt" fo:font-weight="bold" officeooo:rsid="0003140e" officeooo:paragraph-rsid="0003140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0d06bd" officeooo:paragraph-rsid="000d06bd" style:font-size-asian="18pt" style:font-weight-asian="bold" style:font-size-complex="18pt" style:font-weight-complex="bold"/>
    </style:style>
    <style:style style:name="P5" style:family="paragraph" style:parent-style-name="Standard">
      <style:text-properties officeooo:paragraph-rsid="00058ca3"/>
    </style:style>
    <style:style style:name="P6" style:family="paragraph" style:parent-style-name="Standard">
      <style:text-properties officeooo:paragraph-rsid="00072140"/>
    </style:style>
    <style:style style:name="P7" style:family="paragraph" style:parent-style-name="Standard">
      <style:text-properties officeooo:paragraph-rsid="0003140e"/>
    </style:style>
    <style:style style:name="P8" style:family="paragraph" style:parent-style-name="Standard">
      <style:text-properties officeooo:rsid="00072140" officeooo:paragraph-rsid="00072140"/>
    </style:style>
    <style:style style:name="P9" style:family="paragraph" style:parent-style-name="Standard">
      <style:text-properties officeooo:rsid="00072140" officeooo:paragraph-rsid="000c0dc9"/>
    </style:style>
    <style:style style:name="P10" style:family="paragraph" style:parent-style-name="Standard">
      <style:text-properties officeooo:rsid="0008cb66" officeooo:paragraph-rsid="0008cb66"/>
    </style:style>
    <style:style style:name="P11" style:family="paragraph" style:parent-style-name="Standard">
      <style:text-properties officeooo:paragraph-rsid="0008cb66"/>
    </style:style>
    <style:style style:name="P12" style:family="paragraph" style:parent-style-name="Standard">
      <style:text-properties fo:font-size="16pt" fo:font-weight="bold" officeooo:rsid="0008cb66" officeooo:paragraph-rsid="0008cb66" style:font-size-asian="16pt" style:font-weight-asian="bold" style:font-size-complex="16pt" style:font-weight-complex="bold"/>
    </style:style>
    <style:style style:name="P13" style:family="paragraph" style:parent-style-name="Standard">
      <style:text-properties officeooo:rsid="00093d23" officeooo:paragraph-rsid="00093d23"/>
    </style:style>
    <style:style style:name="P14" style:family="paragraph" style:parent-style-name="Standard">
      <style:text-properties officeooo:paragraph-rsid="000c0dc9"/>
    </style:style>
    <style:style style:name="T1" style:family="text">
      <style:text-properties officeooo:rsid="0003140e"/>
    </style:style>
    <style:style style:name="T2" style:family="text">
      <style:text-properties officeooo:rsid="00058ca3"/>
    </style:style>
    <style:style style:name="T3" style:family="text">
      <style:text-properties officeooo:rsid="00072140"/>
    </style:style>
    <style:style style:name="T4" style:family="text">
      <style:text-properties officeooo:rsid="0008cb66"/>
    </style:style>
    <style:style style:name="T5" style:family="text">
      <style:text-properties fo:font-size="16pt" fo:font-weight="bold" officeooo:rsid="0008cb66" style:font-size-asian="16pt" style:font-weight-asian="bold" style:font-size-complex="16pt" style:font-weight-complex="bold"/>
    </style:style>
    <style:style style:name="T6" style:family="text">
      <style:text-properties officeooo:rsid="000c0d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L WORLD GALLERY</text:p>
      <text:p text:style-name="P4">LIVRET BLANC</text:p>
      <text:p text:style-name="P1"/>
      <text:p text:style-name="P1"/>
      <text:p text:style-name="P11"><text:span text:style-name="T5">PROBLEM</text:span></text:p>
      <text:p text:style-name="P1"/>
      <text:p text:style-name="P1">*What problem does your project solve? What is the painpoint*</text:p>
      <text:p text:style-name="P1"/>
      <text:p text:style-name="P5"><text:span text:style-name="T3">- P</text:span><text:span text:style-name="T2">auvrete.</text:span></text:p>
      <text:p text:style-name="P1"/>
      <text:p text:style-name="P12">SOLUTION</text:p>
      <text:p text:style-name="P1"/>
      <text:p text:style-name="P1">*How did you resolve this issue? </text:p>
      <text:p text:style-name="P1"/>
      <text:p text:style-name="P8">1 - reperer<text:span text:style-name="T1"> </text:span>des<text:span text:style-name="T1"> artistes a fort potentiel et faibles moyens financiers.</text:span></text:p>
      <text:p text:style-name="P8">2 - analyser les besoins et le potentiel de l'artiste </text:p>
      <text:p text:style-name="P6"><text:span text:style-name="T3">3 -</text:span><text:span text:style-name="T1"> </text:span><text:span text:style-name="T3">etablir un plan</text:span><text:span text:style-name="T1"> </text:span><text:span text:style-name="T3">d'</text:span><text:span text:style-name="T1">aide materielle</text:span><text:span text:style-name="T3"> (peinture, pinceaux, instruments de musique, <text:s/>etc...) et de communication de l'artiste (site web, presse, communaute, agents, marche NFT, etc...)</text:span></text:p>
      <text:p text:style-name="P6"><text:span text:style-name="T3">4 -</text:span><text:span text:style-name="T2"> </text:span><text:span text:style-name="T3">developper </text:span><text:span text:style-name="T2">une methodologie et des projets d'envergure</text:span><text:span text:style-name="T3"> autour de cet artiste (ecole, marche, etc...)</text:span></text:p>
      <text:p text:style-name="P1"/>
      <text:p text:style-name="P12">TECHNOLOGY</text:p>
      <text:p text:style-name="P12"/>
      <text:p text:style-name="P1">What technologies did you use? </text:p>
      <text:p text:style-name="P1"/>
      <text:p text:style-name="P8">- Reseaux sociaux (aidants, fixeurs, participation solidaire, etc...)</text:p>
      <text:p text:style-name="P8">- voyages sur place</text:p>
      <text:p text:style-name="P1">- NFT &amp; Crypto Monnaie</text:p>
      <text:p text:style-name="P1"/>
      <text:p text:style-name="P12">CHALLENGE</text:p>
      <text:p text:style-name="P1"/>
      <text:p text:style-name="P1">What was your biggest technical challenge and how does your solution solve it?*</text:p>
      <text:p text:style-name="P1"/>
      <text:p text:style-name="P14"><text:span text:style-name="T3">PROBLEMATIQUE </text:span></text:p>
      <text:p text:style-name="P14"><text:span text:style-name="T3">- Donner simplement de l'argent dans des quartiers en difficulite ne resoud pas les problemes : ils sont multiples et lies a chaque fois a des dizaines de cas particuliers</text:span></text:p>
      <text:p text:style-name="P8"/>
      <text:p text:style-name="P9">SOLUTION </text:p>
      <text:p text:style-name="P9">- Faire le choix de cibler des artistes<text:span text:style-name="T6"> a fort potentiel (ils produisent beaucoup et depuis longtemps)</text:span> permet de creer des NFT graphiques tout en laissant la possibilite a l'artiste de garder son oeuvre qu'il pourra vendre</text:p>
      <text:p text:style-name="P7"/>
      <text:p text:style-name="P14"><text:span text:style-name="T3">DEMARCHES SIMPLES </text:span></text:p>
      <text:p text:style-name="P14"><text:span text:style-name="T1">- </text:span><text:span text:style-name="T3">creer un produit graphique ou son, le </text:span><text:span text:style-name="T1">Mint</text:span><text:span text:style-name="T3"> en </text:span><text:span text:style-name="T1">utilis</text:span><text:span text:style-name="T3">ant</text:span><text:span text:style-name="T1"> Solidity &amp; Python</text:span><text:span text:style-name="T3"> pour recolter un budget et eventuellement une rente (% des reventes des NFT)</text:span></text:p>
      <text:p text:style-name="P1"/>
      <text:p text:style-name="P1">*Why you want to solve the problem with Web3 method ?*</text:p>
      <text:p text:style-name="P1"/>
      <text:p text:style-name="P8"><text:soft-page-break/>- Pour que le projet d'aide soit efficace, il faut un suivi sur une periode plus ou moins longue. La mise en place d'outils de longue duree (rente NFT, musee virtuel, ventes physiques) permettent de recolter des fonds sur le long terme.</text:p>
      <text:p text:style-name="P8">- La speculation devient vertueuse si elle permet de participer a un projet caritatif </text:p>
      <text:p text:style-name="P1"/>
      <text:p text:style-name="P12">FACILITY</text:p>
      <text:p text:style-name="P1"/>
      <text:p text:style-name="P1">*Explain, step-by-step, how can you install your project and solve the problem.*</text:p>
      <text:p text:style-name="P1"/>
      <text:p text:style-name="P10">ETAPES PREPARATOIRES AU LANCEMENT</text:p>
      <text:p text:style-name="P1">- monter un dossier</text:p>
      <text:p text:style-name="P1">- creer un pitch efficace</text:p>
      <text:p text:style-name="P1">- creer un power point efficace</text:p>
      <text:p text:style-name="P1">- monter une page facebook, un instagram etc... </text:p>
      <text:p text:style-name="P10">- initier une chaine youtube avec des reportages autour de l'association</text:p>
      <text:p text:style-name="P2"/>
      <text:p text:style-name="P11"><text:span text:style-name="T4">COMMUNICATION DU PROJET</text:span></text:p>
      <text:p text:style-name="P2">- Developper une communaute (via les reseaux sociaux) afin de rassembler des gens qui aiment<text:span text:style-name="T3"> les projets caritatifs et / ou</text:span> l'art et / ou les NFT<text:span text:style-name="T3"> et / ou la speculation</text:span></text:p>
      <text:p text:style-name="P1">- creer un logo efficace</text:p>
      <text:p text:style-name="P1">- creer une charte graphique</text:p>
      <text:p text:style-name="P1">- monter une collection d'images (<text:span text:style-name="T4">d'abord </text:span>les miennes) en utilisant la charte graphique (cadre, logo, moyen de contact, nom)</text:p>
      <text:p text:style-name="P1">- creer une map du monde en utilisant la charte graphique, l<text:span text:style-name="T4">a </text:span>collection d'images</text:p>
      <text:p text:style-name="P1">- creer un site web en utilisant la charte graphique, le powepoint, le pitch</text:p>
      <text:p text:style-name="P1"/>
      <text:p text:style-name="P10">LANCEMENT DU PROJET NFT</text:p>
      <text:p text:style-name="P1">- minter en utilisant la collection d'images</text:p>
      <text:p text:style-name="P1">- communication multicanaux pour developper une communaute autour du projet</text:p>
      <text:p text:style-name="P1">- pitcher lors d'evenements crypto / NFT</text:p>
      <text:p text:style-name="P1"/>
      <text:p text:style-name="P10">VEILLE </text:p>
      <text:p text:style-name="P1">- recherche de nouveaux artistes</text:p>
      <text:p text:style-name="P1">- communication globale</text:p>
      <text:p text:style-name="P10">- veille via les reseaux sociaux afin de denicher des artistes</text:p>
      <text:p text:style-name="P10">- evaluer les besoins</text:p>
      <text:p text:style-name="P10"/>
      <text:p text:style-name="P11"><text:span text:style-name="T4">ALLER SUR PLACE VISITER LES ARTISTES</text:span></text:p>
      <text:p text:style-name="P11"><text:span text:style-name="T4">- analyser et verifier les besoins</text:span></text:p>
      <text:p text:style-name="P10">- mettre en place un reseau afin de pouvoir communiquer a distance par la suite</text:p>
      <text:p text:style-name="P10">- apporter eventuellement une premiere aide materielle</text:p>
      <text:p text:style-name="P10">- proposer et eventuellement creer le stock graphique/son pour creer des NFT</text:p>
      <text:p text:style-name="P10">- creer le materiel de communication autour de l'artiste, le quartier, la region par des photos, reportages, interviews</text:p>
      <text:p text:style-name="P10"/>
      <text:p text:style-name="P10">PISTES DE DEVELOPPEMENTS FUTURS</text:p>
      <text:p text:style-name="P13">- monter une plateforme NFT</text:p>
      <text:p text:style-name="P13">- creer une monnaie dediee pour soulever des fonds</text:p>
      <text:p text:style-name="P2">- monter musee virtuel</text:p>
      <text:p text:style-name="P2">- monter expo / vente physique ephemere</text:p>
      <text:p text:style-name="P2">- monter jeu video ludique &amp; culturel</text:p>
      <text:p text:style-name="P1"/>
      <text:p text:style-name="P12"><text:soft-page-break/>PITCHER</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rial" svg:font-family="arial"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6T09:35:15.530662888</meta:creation-date>
    <dc:date>2023-01-26T11:56:59.975323492</dc:date>
    <meta:editing-duration>PT3M41S</meta:editing-duration>
    <meta:editing-cycles>4</meta:editing-cycles>
    <meta:generator>LibreOffice/6.4.7.2$Linux_X86_64 LibreOffice_project/40$Build-2</meta:generator>
    <meta:document-statistic meta:table-count="0" meta:image-count="0" meta:object-count="0" meta:page-count="3" meta:paragraph-count="64" meta:word-count="587" meta:character-count="3540" meta:non-whitespace-character-count="3007"/>
  </office:meta>
</office:document-meta>
</file>